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10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5" style:family="graphic" style:parent-style-name="standard">
      <style:graphic-properties svg:stroke-width="0cm" svg:stroke-color="#3465a4" draw:marker-start-width="0.204cm" draw:marker-end-width="0.204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7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svg:stroke-width="0.152cm" svg:stroke-color="#c5000b" draw:marker-start-width="0.66cm" draw:marker-end-width="0.66cm" draw:fill-color="#ff950e" draw:textarea-horizontal-align="justify" draw:textarea-vertical-align="middle" draw:auto-grow-height="false" fo:padding-top="0.201cm" fo:padding-bottom="0.201cm" fo:padding-left="0.326cm" fo:padding-right="0.326cm"/>
    </style:style>
    <style:style style:name="gr19" style:family="graphic" style:parent-style-name="standard">
      <style:graphic-properties svg:stroke-width="0cm" svg:stroke-color="#3465a4" draw:marker-start-width="0.204cm" draw:marker-end-width="0.204cm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9" draw:text-style-name="P4" draw:layer="layout" svg:width="2.729cm" svg:height="2.67cm" svg:x="37.795cm" svg:y="3.331cm">
          <text:p text:style-name="P4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10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2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3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1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4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5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6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7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1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7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4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4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8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9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2.038cm" svg:y="29.293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2.238cm" svg:y="30.193cm">
          <draw:text-box>
            <text:p><text:span text:style-name="T5">min: 0</text:span></text:p>
          </draw:text-box>
        </draw:frame>
        <draw:custom-shape draw:style-name="gr20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1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20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1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20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1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20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1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20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1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20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1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2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2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2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2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2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2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2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2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2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2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2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2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2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2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2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2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2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2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22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1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1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1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1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42:57.782280504</dc:date>
    <dc:creator>elucterio </dc:creator>
    <meta:editing-duration>PT19H1M46S</meta:editing-duration>
    <meta:editing-cycles>103</meta:editing-cycles>
    <meta:generator>LibreOffice/4.2.8.2$Linux_X86_64 LibreOffice_project/420m0$Build-2</meta:generator>
    <meta:document-statistic meta:object-count="111"/>
  </office:meta>
</office:document-meta>
</file>